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uhaus PMS" svg:font-family="'Bauhaus PM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MC-Toc">
      <style:paragraph-properties>
        <style:tab-stops>
          <style:tab-stop style:position="0.499cm"/>
        </style:tab-stops>
      </style:paragraph-properties>
    </style:style>
    <style:style style:name="P2" style:family="paragraph" style:parent-style-name="Frame_20_contents">
      <style:paragraph-properties fo:text-align="justify" style:justify-single-word="false"/>
      <style:text-properties officeooo:rsid="018d11c2"/>
    </style:style>
    <style:style style:name="P3" style:family="paragraph" style:parent-style-name="FMC-Toc">
      <style:paragraph-properties>
        <style:tab-stops>
          <style:tab-stop style:position="0.499cm"/>
        </style:tab-stops>
      </style:paragraph-properties>
    </style:style>
    <style:style style:name="T1" style:family="text">
      <style:text-properties officeooo:rsid="00057213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padding="0cm" fo:border="none" draw:wrap-influence-on-position="once-concurrent" loext:allow-overlap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23_2489067757"/><text:span text:style-name="T1">h</text:span>ead one<text:bookmark-end text:name="__RefHeading___Toc923_2489067757"/></text:h>
      <text:h text:style-name="Heading_20_2" text:outline-level="2"><draw:frame draw:style-name="fr1" draw:name="Frame1" text:anchor-type="paragraph" svg:x="2cm" svg:y="0.101cm" svg:width="10.201cm" draw:z-index="0"><draw:text-box fo:min-height="1cm"><text:table-of-content text:style-name="Sect1" text:protected="true" text:name="Table of Contents4"><text:table-of-content-source text:outline-level="10" text:use-outline-level="false" text:use-index-marks="false" text:use-index-source-styles="true" text:index-scope="chapter" text:relative-tab-stop-position="false"><text:index-title-template text:style-name="Contents_20_Heading"/><text:table-of-content-entry-template text:outline-level="1" text:style-name="FMC-Toc"><text:index-entry-chapter text:outline-level="3"/><text:index-entry-tab-stop style:type="left" style:position="1.499cm" style:leader-char=" "/><text:index-entry-link-start text:style-name="Index_20_Link"/><text:index-entry-text/><text:index-entry-link-end/></text:table-of-content-entry-template><text:table-of-content-entry-template text:outline-level="2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3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4" text:style-name="FMC-Toc"><text:index-entry-tab-stop style:type="left" style:position="1.499cm" style:leader-char=" "/><text:index-entry-chapter/><text:index-entry-tab-stop style:type="left" style:position="2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index-source-styles text:outline-level="1"><text:index-source-style text:style-name="Heading_20_2"/></text:index-source-styles></text:table-of-content-source><text:index-body><text:p text:style-name="P1"><text:tab/><text:a xlink:type="simple" xlink:href="#__RefHeading___Toc46897_48233757" text:style-name="Index_20_Link" text:visited-style-name="Index_20_Link">sub one</text:a></text:p><text:p text:style-name="P1"><text:tab/><text:a xlink:type="simple" xlink:href="#__RefHeading___Toc46901_48233757" text:style-name="Index_20_Link" text:visited-style-name="Index_20_Link">sub two</text:a></text:p><text:p text:style-name="P1"><text:tab/><text:a xlink:type="simple" xlink:href="#__RefHeading___Toc46899_48233757" text:style-name="Index_20_Link" text:visited-style-name="Index_20_Link">sub three</text:a></text:p></text:index-body></text:table-of-content><text:p text:style-name="P2"/></draw:text-box></draw:frame><text:bookmark-start text:name="__RefHeading___Toc46897_48233757"/>sub one<text:bookmark-end text:name="__RefHeading___Toc46897_48233757"/></text:h>
      <text:h text:style-name="Heading_20_2" text:outline-level="2"><text:bookmark-start text:name="__RefHeading___Toc46901_48233757"/>sub two<text:bookmark-end text:name="__RefHeading___Toc46901_48233757"/></text:h>
      <text:h text:style-name="Heading_20_2" text:outline-level="2"><text:bookmark-start text:name="__RefHeading___Toc46899_48233757"/>sub three<text:bookmark-end text:name="__RefHeading___Toc46899_48233757"/></text:h>
      <text:h text:style-name="Heading_20_1" text:outline-level="1">another head one</text:h>
      <text:h text:style-name="Heading_20_2" text:outline-level="2"><draw:frame draw:style-name="fr1" draw:name="Frame2" text:anchor-type="paragraph" svg:x="2cm" svg:y="0.101cm" svg:width="10.201cm" draw:z-index="1"><draw:text-box fo:min-height="1cm"><text:table-of-content text:style-name="Sect1" text:protected="true" text:name="Table of Contents1"><text:table-of-content-source text:outline-level="10" text:use-outline-level="false" text:use-index-marks="false" text:use-index-source-styles="true" text:index-scope="chapter" text:relative-tab-stop-position="false"><text:index-title-template text:style-name="Contents_20_Heading"/><text:table-of-content-entry-template text:outline-level="1" text:style-name="FMC-Toc"><text:index-entry-chapter text:outline-level="3"/><text:index-entry-tab-stop style:type="left" style:position="1.499cm" style:leader-char=" "/><text:index-entry-link-start text:style-name="Index_20_Link"/><text:index-entry-text/><text:index-entry-link-end/></text:table-of-content-entry-template><text:table-of-content-entry-template text:outline-level="2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3" text:style-name="FMC-Toc"><text:index-entry-tab-stop style:type="left" style:position="0.499cm" style:leader-char=" "/><text:index-entry-chapter/><text:index-entry-tab-stop style:type="left" style:position="1.499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4" text:style-name="FMC-Toc"><text:index-entry-tab-stop style:type="left" style:position="1.499cm" style:leader-char=" "/><text:index-entry-chapter/><text:index-entry-tab-stop style:type="left" style:position="2cm" style:leader-char=" "/><text:index-entry-text/><text:index-entry-tab-stop style:type="right" style:leader-char="."/><text:index-entry-link-start text:style-name="Index_20_Link"/><text:index-entry-page-number/><text:index-entry-link-end/></text:table-of-content-entry-template><text:table-of-content-entry-template text:outline-level="5" text:style-name="Contents_20_5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6" text:style-name="Contents_20_6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7" text:style-name="Contents_20_7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8" text:style-name="Contents_20_8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9" text:style-name="Contents_20_9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table-of-content-entry-template text:outline-level="10" text:style-name="Contents_20_10"><text:index-entry-link-start text:style-name="Index_20_Link"/><text:index-entry-chapter/><text:index-entry-text/><text:index-entry-tab-stop style:type="right" style:leader-char="."/><text:index-entry-page-number/><text:index-entry-link-end/></text:table-of-content-entry-template><text:index-source-styles text:outline-level="1"><text:index-source-style text:style-name="Heading_20_2"/></text:index-source-styles></text:table-of-content-source><text:index-body><text:p text:style-name="P1"><text:tab/><text:a xlink:type="simple" xlink:href="#__RefHeading___Toc46903_48233757" text:style-name="Index_20_Link" text:visited-style-name="Index_20_Link">another sub one</text:a></text:p><text:p text:style-name="P1"><text:tab/><text:a xlink:type="simple" xlink:href="#__RefHeading___Toc84_2164737898" text:style-name="Index_20_Link" text:visited-style-name="Index_20_Link">another sub two</text:a></text:p><text:p text:style-name="P1"><text:tab/><text:a xlink:type="simple" xlink:href="#__RefHeading___Toc82_2164737898" text:style-name="Index_20_Link" text:visited-style-name="Index_20_Link">another sub three</text:a></text:p></text:index-body></text:table-of-content><text:p text:style-name="P2"/></draw:text-box></draw:frame><text:bookmark-start text:name="__RefHeading___Toc46903_48233757"/>another sub one<text:bookmark-end text:name="__RefHeading___Toc46903_48233757"/></text:h>
      <text:h text:style-name="Heading_20_2" text:outline-level="2"><text:bookmark-start text:name="__RefHeading___Toc84_2164737898"/>another sub two<text:bookmark-end text:name="__RefHeading___Toc84_2164737898"/></text:h>
      <text:h text:style-name="Heading_20_2" text:outline-level="2"><text:bookmark-start text:name="__RefHeading___Toc82_2164737898"/>another sub three<text:bookmark-end text:name="__RefHeading___Toc82_216473789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uhaus PMS" svg:font-family="'Bauhaus PMS'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Bauhaus PMS" fo:font-size="12pt" fo:language="de" fo:country="CH" style:letter-kerning="true" style:font-name-asian="Tahoma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loext:opacity="0%" style:font-name="Bauhaus PMS" fo:font-size="12pt" fo:language="de" fo:country="CH" style:letter-kerning="true" style:font-name-asian="Tahoma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Bauhaus PMS" fo:font-family="'Bauhaus PMS'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Bauhaus PMS" fo:font-family="'Bauhaus PMS'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Bauhaus PMS" fo:font-family="'Bauhaus PMS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auhaus PMS" fo:font-family="'Bauhaus PMS'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FM3-Body" style:family="paragraph" style:parent-style-name="Standard" style:next-style-name="FM4-Body-Speech" style:master-page-name="">
      <style:paragraph-properties style:page-number="auto" text:number-lines="false" text:line-number="0"/>
    </style:style>
    <style:style style:name="FM4-Body-Speech" style:family="paragraph" style:parent-style-name="FM3-Body">
      <style:paragraph-properties fo:margin-left="0cm" fo:margin-right="0cm" fo:margin-top="0cm" fo:margin-bottom="0cm" style:contextual-spacing="false" fo:text-align="justify" style:justify-single-word="false" fo:text-indent="0.7cm" style:auto-text-indent="false"/>
    </style:style>
    <style:style style:name="FMC-Toc" style:family="paragraph" style:parent-style-name="FM3-Body" style:master-page-name="">
      <style:paragraph-properties fo:margin-left="1cm" fo:margin-right="0cm" fo:text-align="start" style:justify-single-word="false" fo:text-indent="-1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fo:color="#800080" loext:opacity="100%" fo:language="zxx" fo:country="none" fo:font-style="italic"/>
    </style:style>
    <style:style style:name="Frame_20_contents" style:display-name="Frame contents" style:family="paragraph" style:parent-style-name="Text_20_body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color-table loext:name="LibreOffice">
        <loext:color loext:name="dk1" loext:color="#000000"/>
        <loext:color loext:name="lt1" loext:color="#ffffff"/>
        <loext:color loext:name="dk2" loext:color="#000000"/>
        <loext:color loext:name="l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link" loext:color="#0000ee"/>
        <loext:color loext:name="folHlink" loext:color="#551a8b"/>
      </loext:color-table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1T00:13:35.451053773</meta:creation-date>
    <dc:date>2023-03-15T08:53:49.824000000</dc:date>
    <meta:editing-duration>PT11H58M4S</meta:editing-duration>
    <meta:editing-cycles>7</meta:editing-cycles>
    <meta:generator>LibreOfficeDev/7.6.0.0.alpha0$Windows_X86_64 LibreOffice_project/6c2542306bcc7caaab947664f252265058964fc2</meta:generator>
    <meta:document-statistic meta:table-count="0" meta:image-count="0" meta:object-count="0" meta:page-count="1" meta:paragraph-count="14" meta:word-count="35" meta:character-count="170" meta:non-whitespace-character-count="143"/>
  </office:meta>
</office:document-meta>
</file>